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svg:font-family="'Bitstream Vera Sans', Arial, 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df4d" officeooo:paragraph-rsid="001fdf4d"/>
    </style:style>
    <style:style style:name="P2" style:family="paragraph" style:parent-style-name="Standard" style:list-style-name="L2">
      <style:text-properties fo:font-weight="bold" officeooo:paragraph-rsid="001fdf4d" style:font-weight-asian="bold" style:font-weight-complex="bold"/>
    </style:style>
    <style:style style:name="P3" style:family="paragraph" style:parent-style-name="Standard" style:list-style-name="L2">
      <style:text-properties fo:font-weight="bold" officeooo:rsid="001fdf4d" officeooo:paragraph-rsid="001fdf4d" style:font-weight-asian="bold" style:font-weight-complex="bold"/>
    </style:style>
    <style:style style:name="P4" style:family="paragraph" style:parent-style-name="Standard" style:list-style-name="L2">
      <style:text-properties fo:font-weight="bold" officeooo:rsid="002386ef" officeooo:paragraph-rsid="002386ef" style:font-weight-asian="bold" style:font-weight-complex="bold"/>
    </style:style>
    <style:style style:name="T1" style:family="text">
      <style:text-properties officeooo:rsid="002386ef"/>
    </style:style>
    <style:style style:name="T2" style:family="text">
      <style:text-properties officeooo:rsid="00242c5e"/>
    </style:style>
    <style:style style:name="T3" style:family="text">
      <style:text-properties fo:font-weight="bold" officeooo:rsid="00242c5e" style:font-weight-asian="bold" style:font-weight-complex="bold"/>
    </style:style>
    <style:style style:name="T4" style:family="text">
      <style:text-properties fo:font-weight="bold" officeooo:rsid="00251910" style:font-weight-asian="bold" style:font-weight-complex="bold"/>
    </style:style>
    <style:style style:name="T5" style:family="text">
      <style:text-properties fo:font-weight="bold" officeooo:rsid="00253e3a" style:font-weight-asian="bold" style:font-weight-complex="bold"/>
    </style:style>
    <style:style style:name="T6" style:family="text">
      <style:text-properties officeooo:rsid="00251910"/>
    </style:style>
    <style:style style:name="T7" style:family="text">
      <style:text-properties officeooo:rsid="00253e3a"/>
    </style:style>
    <style:style style:name="T8" style:family="text">
      <style:text-properties officeooo:rsid="0028837d"/>
    </style:style>
    <style:style style:name="T9" style:family="text">
      <style:text-properties officeooo:rsid="00290567"/>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312 – System Administration</text:p>
      <text:p text:style-name="P1">HW 8 – Kali</text:p>
      <text:p text:style-name="P1">May 27, 2019</text:p>
      <text:p text:style-name="P1"/>
      <text:p text:style-name="P1">Questions</text:p>
      <text:p text:style-name="P1">1. hashcat, the password cracker, has a mode called "straight", with id zero. This mode simply tries all the words in the dictionary that you provide on execution. What other kinds of attack modes does hashcat have? (3 points)</text:p>
      <text:p text:style-name="P1"/>
      <text:p text:style-name="P1"><text:span text:style-name="T1">According to the website, </text:span><text:a xlink:type="simple" xlink:href="https://hashcat.net/hashcat/" text:style-name="Internet_20_link" text:visited-style-name="Visited_20_Internet_20_Link"><text:span text:style-name="T1">hashcat.net</text:span></text:a><text:span text:style-name="T1">, the hashcat has 5 different modes of attack:</text:span></text:p>
      <text:list xml:id="list3676118366" text:style-name="L2">
        <text:list-item>
          <text:p text:style-name="P2"><text:span text:style-name="T1">Straight (0)</text:span></text:p>
        </text:list-item>
        <text:list-item>
          <text:p text:style-name="P3"><text:span text:style-name="T1">Combination (1)</text:span></text:p>
        </text:list-item>
        <text:list-item>
          <text:p text:style-name="P4">Brute-force <text:span text:style-name="T8">(3)</text:span></text:p>
        </text:list-item>
        <text:list-item>
          <text:p text:style-name="P4">Hybrid dictionary <text:span text:style-name="T9">wordlist</text:span> + mask <text:span text:style-name="T8">(6)</text:span></text:p>
        </text:list-item>
        <text:list-item>
          <text:p text:style-name="P4">Hybrid mask + dictionary <text:span text:style-name="T9">wordlist</text:span> <text:span text:style-name="T8">(7)</text:span></text:p>
        </text:list-item>
      </text:list>
      <text:p text:style-name="P1"/>
      <text:p text:style-name="P1">2. What are the contents of a file named “secrets”, which file is stored somewhere on the Metasploitable_HW VM? (10 points)</text:p>
      <text:p text:style-name="P1"><text:tab/><text:span text:style-name="T3">ROADPASS</text:span></text:p>
      <text:p text:style-name="P1"><text:tab/><text:span text:style-name="T2">(whatever that means...)</text:span></text:p>
      <text:p text:style-name="P1"/>
      <text:p text:style-name="P1">3. These questions are about information on the Alpine_Kali_HW VM:</text:p>
      <text:p text:style-name="P1"><text:tab/>a. What is the “lowlevel” account password? (6 points)</text:p>
      <text:p text:style-name="P1"><text:tab/><text:tab/><text:span text:style-name="T4">devdevdev</text:span></text:p>
      <text:p text:style-name="P1"><text:tab/>b. What is the “root” account password? (6 points)</text:p>
      <text:p text:style-name="P1"><text:tab/><text:tab/><text:span text:style-name="T4">changelater</text:span></text:p>
      <text:p text:style-name="P1"><text:tab/>c. What are the contents of the file located at /root/secrets? (15 points)</text:p>
      <text:p text:style-name="P1"><text:tab/><text:tab/><text:span text:style-name="T5">I TOLD YOU NO ONE CAN DO</text:span></text:p>
      <text:p text:style-name="P1"><text:tab/><text:tab/><text:span text:style-name="T7">(that’s not grammatically corr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svg:font-family="'Bitstream Vera Sans', Arial, 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0:49:53.899269412</meta:creation-date>
    <dc:date>2019-05-25T22:31:16.889869683</dc:date>
    <meta:editing-duration>PT39M53S</meta:editing-duration>
    <meta:editing-cycles>7</meta:editing-cycles>
    <meta:generator>LibreOffice/6.1.5.2$Linux_X86_64 LibreOffice_project/10$Build-2</meta:generator>
    <meta:document-statistic meta:table-count="0" meta:image-count="0" meta:object-count="0" meta:page-count="1" meta:paragraph-count="23" meta:word-count="167" meta:character-count="994" meta:non-whitespace-character-count="840"/>
  </office:meta>
</office:document-meta>
</file>